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6" style:family="table">
      <style:table-properties style:width="16.596cm" fo:margin-left="0cm" table:align="left"/>
    </style:style>
    <style:style style:name="Table6.A" style:family="table-column">
      <style:table-column-properties style:column-width="4.147cm"/>
    </style:style>
    <style:style style:name="Table6.B" style:family="table-column">
      <style:table-column-properties style:column-width="4.149cm"/>
    </style:style>
    <style:style style:name="Table6.D" style:family="table-column">
      <style:table-column-properties style:column-width="4.15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 style:family="table">
      <style:table-properties style:width="16.591cm" table:align="margins"/>
    </style:style>
    <style:style style:name="Table1.A" style:family="table-column">
      <style:table-column-properties style:column-width="3.318cm" style:rel-column-width="13106*"/>
    </style:style>
    <style:style style:name="Table1.B" style:family="table-column">
      <style:table-column-properties style:column-width="3.318cm" style:rel-column-width="13107*"/>
    </style:style>
    <style:style style:name="Table1.E" style:family="table-column">
      <style:table-column-properties style:column-width="3.32cm" style:rel-column-width="13110*"/>
    </style:style>
    <style:style style:name="Table1.1" style:family="table-row">
      <style:table-row-properties style:min-row-height="0.0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Normalny">
      <style:text-properties officeooo:paragraph-rsid="00085912"/>
    </style:style>
    <style:style style:name="P2" style:family="paragraph" style:parent-style-name="Normalny">
      <style:text-properties style:font-name="Courier New1" fo:font-size="10pt" officeooo:rsid="0024d7c4" officeooo:paragraph-rsid="0024d7c4" style:font-size-asian="10pt" style:font-size-complex="10pt"/>
    </style:style>
    <style:style style:name="P3" style:family="paragraph" style:parent-style-name="Normalny">
      <style:text-properties fo:language="en" fo:country="GB" officeooo:rsid="00085912" officeooo:paragraph-rsid="002f9c5f"/>
    </style:style>
    <style:style style:name="P4" style:family="paragraph" style:parent-style-name="Normalny">
      <style:text-properties officeooo:paragraph-rsid="002f9c5f"/>
    </style:style>
    <style:style style:name="P5" style:family="paragraph" style:parent-style-name="Normalny">
      <style:text-properties officeooo:rsid="00415c14" officeooo:paragraph-rsid="00415c14"/>
    </style:style>
    <style:style style:name="P6" style:family="paragraph" style:parent-style-name="Normalny">
      <style:text-properties style:font-name="Liberation Sans1" fo:font-size="10pt" officeooo:rsid="005d5b09" officeooo:paragraph-rsid="005d5b09" style:font-size-asian="10pt" style:font-size-complex="10pt"/>
    </style:style>
    <style:style style:name="P7" style:family="paragraph" style:parent-style-name="Text_20_body">
      <style:text-properties officeooo:rsid="00258537" officeooo:paragraph-rsid="002c2005"/>
    </style:style>
    <style:style style:name="P8" style:family="paragraph" style:parent-style-name="Text_20_body">
      <style:text-properties officeooo:rsid="0033dbcf" officeooo:paragraph-rsid="0033dbcf"/>
    </style:style>
    <style:style style:name="P9" style:family="paragraph" style:parent-style-name="Text_20_body">
      <style:text-properties officeooo:rsid="00429ea8" officeooo:paragraph-rsid="00429ea8"/>
    </style:style>
    <style:style style:name="P10" style:family="paragraph" style:parent-style-name="Text_20_body">
      <style:text-properties officeooo:paragraph-rsid="002f9c5f"/>
    </style:style>
    <style:style style:name="P11" style:family="paragraph" style:parent-style-name="Text_20_body">
      <style:text-properties style:font-name="Liberation Sans1" fo:font-size="10pt" fo:language="en" fo:country="GB" officeooo:rsid="0024d7c4" style:font-size-asian="10pt" style:font-size-complex="10pt"/>
    </style:style>
    <style:style style:name="P12" style:family="paragraph" style:parent-style-name="Illustration">
      <style:text-properties style:font-name="Liberation Sans1" fo:font-style="normal" fo:font-weight="normal" officeooo:rsid="0030c20a" officeooo:paragraph-rsid="0030c20a" style:font-style-asian="normal" style:font-weight-asian="normal" style:font-style-complex="normal" style:font-weight-complex="normal"/>
    </style:style>
    <style:style style:name="P13" style:family="paragraph" style:parent-style-name="Illustration">
      <style:paragraph-properties fo:text-align="center" style:justify-single-word="false"/>
      <style:text-properties style:font-name="Liberation Sans1" fo:font-style="italic" fo:font-weight="normal" officeooo:rsid="0030c20a" officeooo:paragraph-rsid="003c226c" style:font-style-asian="italic" style:font-weight-asian="normal" style:font-style-complex="italic" style:font-weight-complex="normal"/>
    </style:style>
    <style:style style:name="P14" style:family="paragraph" style:parent-style-name="Illustration">
      <style:paragraph-properties fo:text-align="center" style:justify-single-word="false"/>
      <style:text-properties officeooo:rsid="00429ea8" officeooo:paragraph-rsid="00429ea8"/>
    </style:style>
    <style:style style:name="P15" style:family="paragraph" style:parent-style-name="Table_20_Contents">
      <style:paragraph-properties fo:text-align="center" style:justify-single-word="false"/>
      <style:text-properties officeooo:rsid="00370118" officeooo:paragraph-rsid="00370118"/>
    </style:style>
    <style:style style:name="P16" style:family="paragraph" style:parent-style-name="Table_20_Contents">
      <style:paragraph-properties fo:margin-top="0cm" fo:margin-bottom="0.101cm" loext:contextual-spacing="false" fo:text-align="center" style:justify-single-word="false"/>
      <style:text-properties style:font-name="Liberation Sans1" fo:font-size="10pt" officeooo:rsid="002f9c5f" officeooo:paragraph-rsid="003c226c" style:font-size-asian="10pt" style:font-size-complex="10pt"/>
    </style:style>
    <style:style style:name="P17" style:family="paragraph" style:parent-style-name="Table_20_Contents">
      <style:paragraph-properties fo:margin-top="0cm" fo:margin-bottom="0cm" loext:contextual-spacing="false" fo:text-align="center" style:justify-single-word="false" style:writing-mode="lr-tb"/>
      <style:text-properties style:font-name="Liberation Sans1" fo:font-size="10pt" fo:font-weight="bold" officeooo:rsid="003ab74f" officeooo:paragraph-rsid="003c226c" style:font-size-asian="10pt" style:font-weight-asian="bold" style:font-size-complex="10pt" style:font-weight-complex="bold"/>
    </style:style>
    <style:style style:name="P18" style:family="paragraph" style:parent-style-name="Table_20_Contents">
      <style:paragraph-properties fo:margin-top="0cm" fo:margin-bottom="0cm" loext:contextual-spacing="false" fo:text-align="center" style:justify-single-word="false" style:writing-mode="lr-tb"/>
      <style:text-properties style:font-name="Liberation Sans1" fo:font-size="10pt" officeooo:rsid="002f9c5f" officeooo:paragraph-rsid="003c226c" style:font-size-asian="10pt" style:font-size-complex="10pt"/>
    </style:style>
    <style:style style:name="P19" style:family="paragraph" style:parent-style-name="Text_20_body">
      <style:paragraph-properties fo:line-height="100%" style:writing-mode="lr-tb"/>
      <style:text-properties officeooo:rsid="004cdd9f" officeooo:paragraph-rsid="004cdd9f"/>
    </style:style>
    <style:style style:name="P20" style:family="paragraph" style:parent-style-name="Text_20_body">
      <style:paragraph-properties fo:line-height="100%" style:writing-mode="lr-tb"/>
      <style:text-properties officeooo:rsid="004cdd9f" officeooo:paragraph-rsid="00542c79"/>
    </style:style>
    <style:style style:name="P21" style:family="paragraph" style:parent-style-name="Text_20_body">
      <style:paragraph-properties fo:line-height="100%" style:writing-mode="lr-tb"/>
      <style:text-properties officeooo:rsid="00542c79" officeooo:paragraph-rsid="00542c79"/>
    </style:style>
    <style:style style:name="P22" style:family="paragraph" style:parent-style-name="Text_20_body">
      <style:paragraph-properties fo:line-height="100%" style:writing-mode="lr-tb"/>
      <style:text-properties fo:language="en" fo:country="GB" officeooo:rsid="002b10b1" officeooo:paragraph-rsid="004cdd9f"/>
    </style:style>
    <style:style style:name="P23" style:family="paragraph" style:parent-style-name="Text_20_body">
      <style:paragraph-properties fo:line-height="100%" style:writing-mode="lr-tb"/>
      <style:text-properties fo:language="en" fo:country="GB" officeooo:rsid="0050c184" officeooo:paragraph-rsid="0050c184"/>
    </style:style>
    <style:style style:name="P24" style:family="paragraph" style:parent-style-name="Heading_20_2">
      <style:text-properties fo:language="en" fo:country="GB"/>
    </style:style>
    <style:style style:name="P25" style:family="paragraph" style:parent-style-name="Heading_20_2">
      <style:text-properties fo:language="en" fo:country="GB" officeooo:rsid="002b10b1" officeooo:paragraph-rsid="002f9c5f"/>
    </style:style>
    <style:style style:name="P26" style:family="paragraph" style:parent-style-name="Heading_20_1" style:master-page-name="MP0">
      <style:paragraph-properties style:page-number="auto" fo:break-before="page"/>
      <style:text-properties fo:language="en" fo:country="GB"/>
    </style:style>
    <style:style style:name="P27" style:family="paragraph" style:parent-style-name="Text_20_body" style:list-style-name="L1"/>
    <style:style style:name="P28" style:family="paragraph" style:parent-style-name="Text_20_body" style:list-style-name="L1">
      <style:text-properties officeooo:paragraph-rsid="0030c20a"/>
    </style:style>
    <style:style style:name="P29" style:family="paragraph" style:parent-style-name="Text_20_body" style:list-style-name="L1">
      <style:text-properties fo:font-weight="bold" officeooo:rsid="003ab74f" officeooo:paragraph-rsid="003ab74f" style:font-weight-asian="bold" style:font-weight-complex="bold"/>
    </style:style>
    <style:style style:name="P30" style:family="paragraph" style:parent-style-name="Text_20_body" style:list-style-name="L1">
      <style:text-properties fo:font-weight="normal" officeooo:rsid="003ab74f" officeooo:paragraph-rsid="00427117" style:font-weight-asian="normal" style:font-weight-complex="normal"/>
    </style:style>
    <style:style style:name="P31" style:family="paragraph" style:parent-style-name="Text_20_body" style:list-style-name="L1">
      <style:text-properties fo:font-weight="normal" officeooo:rsid="00427117" officeooo:paragraph-rsid="00427117" style:font-weight-asian="normal" style:font-weight-complex="normal"/>
    </style:style>
    <style:style style:name="P32" style:family="paragraph" style:parent-style-name="Text_20_body" style:list-style-name="L2">
      <style:text-properties officeooo:rsid="004a1497"/>
    </style:style>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Text_20_body" style:list-style-name="L7">
      <style:text-properties officeooo:paragraph-rsid="00556290"/>
    </style:style>
    <style:style style:name="P37" style:family="paragraph" style:parent-style-name="Text_20_body" style:list-style-name="L8"/>
    <style:style style:name="P38" style:family="paragraph" style:parent-style-name="Text_20_body" style:list-style-name="L9"/>
    <style:style style:name="P39" style:family="paragraph" style:parent-style-name="Text_20_body" style:list-style-name="L11"/>
    <style:style style:name="P40" style:family="paragraph" style:parent-style-name="Text_20_body">
      <style:text-properties style:font-name="Liberation Sans1" fo:font-size="10pt" fo:language="en" fo:country="GB" officeooo:rsid="005886f5" officeooo:paragraph-rsid="005886f5" style:font-size-asian="10pt" style:font-size-complex="10pt"/>
    </style:style>
    <style:style style:name="P41" style:family="paragraph" style:parent-style-name="Text_20_body">
      <style:text-properties officeooo:rsid="006149a5" officeooo:paragraph-rsid="006149a5"/>
    </style:style>
    <style:style style:name="P42" style:family="paragraph" style:parent-style-name="Text_20_body" style:list-style-name="L2">
      <style:paragraph-properties fo:margin-top="0cm" fo:margin-bottom="0cm" loext:contextual-spacing="false"/>
    </style:style>
    <style:style style:name="P43" style:family="paragraph" style:parent-style-name="Text_20_body" style:list-style-name="L2">
      <style:paragraph-properties fo:margin-top="0cm" fo:margin-bottom="0cm" loext:contextual-spacing="false"/>
      <style:text-properties officeooo:rsid="0044ea1a"/>
    </style:style>
    <style:style style:name="P44" style:family="paragraph" style:parent-style-name="Text_20_body" style:list-style-name="L6">
      <style:paragraph-properties fo:margin-top="0cm" fo:margin-bottom="0cm" loext:contextual-spacing="false"/>
    </style:style>
    <style:style style:name="P45" style:family="paragraph" style:parent-style-name="Text_20_body" style:list-style-name="L8">
      <style:paragraph-properties fo:margin-top="0cm" fo:margin-bottom="0cm" loext:contextual-spacing="false"/>
    </style:style>
    <style:style style:name="P46" style:family="paragraph" style:parent-style-name="Text_20_body" style:list-style-name="L10">
      <style:paragraph-properties fo:margin-top="0cm" fo:margin-bottom="0cm" loext:contextual-spacing="false"/>
    </style:style>
    <style:style style:name="P47" style:family="paragraph" style:parent-style-name="Text_20_body" style:list-style-name="L3">
      <style:paragraph-properties fo:line-height="100%" style:writing-mode="lr-tb"/>
      <style:text-properties fo:language="en" fo:country="GB" officeooo:rsid="0050c184" officeooo:paragraph-rsid="0050c184"/>
    </style:style>
    <style:style style:name="P48" style:family="paragraph" style:parent-style-name="Text_20_body" style:list-style-name="L3">
      <style:paragraph-properties fo:line-height="100%" style:writing-mode="lr-tb"/>
      <style:text-properties officeooo:rsid="004cdd9f" officeooo:paragraph-rsid="0050c184"/>
    </style:style>
    <style:style style:name="P49" style:family="paragraph" style:parent-style-name="Text_20_body" style:list-style-name="L3">
      <style:paragraph-properties fo:line-height="100%" style:writing-mode="lr-tb"/>
      <style:text-properties officeooo:rsid="0050c184" officeooo:paragraph-rsid="0050c184"/>
    </style:style>
    <style:style style:name="T1" style:family="text">
      <style:text-properties officeooo:rsid="000b509c"/>
    </style:style>
    <style:style style:name="T2" style:family="text">
      <style:text-properties fo:language="en" fo:country="GB"/>
    </style:style>
    <style:style style:name="T3" style:family="text">
      <style:text-properties fo:language="en" fo:country="GB" officeooo:rsid="00085912"/>
    </style:style>
    <style:style style:name="T4" style:family="text">
      <style:text-properties fo:language="en" fo:country="GB" officeooo:rsid="00266a3d"/>
    </style:style>
    <style:style style:name="T5" style:family="text">
      <style:text-properties fo:language="en" fo:country="GB" officeooo:rsid="0027f0b5"/>
    </style:style>
    <style:style style:name="T6" style:family="text">
      <style:text-properties fo:language="en" fo:country="GB" officeooo:rsid="0029b90e"/>
    </style:style>
    <style:style style:name="T7" style:family="text">
      <style:text-properties fo:language="en" fo:country="GB" officeooo:rsid="002b10b1"/>
    </style:style>
    <style:style style:name="T8" style:family="text">
      <style:text-properties fo:language="en" fo:country="GB" officeooo:rsid="002f9c5f"/>
    </style:style>
    <style:style style:name="T9" style:family="text">
      <style:text-properties fo:language="en" fo:country="GB" officeooo:rsid="00357c01"/>
    </style:style>
    <style:style style:name="T10" style:family="text">
      <style:text-properties fo:language="en" fo:country="GB" officeooo:rsid="00370118"/>
    </style:style>
    <style:style style:name="T11" style:family="text">
      <style:text-properties fo:language="en" fo:country="GB" officeooo:rsid="00447869"/>
    </style:style>
    <style:style style:name="T12" style:family="text">
      <style:text-properties fo:language="en" fo:country="GB" officeooo:rsid="004ecaa6"/>
    </style:style>
    <style:style style:name="T13" style:family="text">
      <style:text-properties fo:language="en" fo:country="GB" officeooo:rsid="0050c184"/>
    </style:style>
    <style:style style:name="T14" style:family="text">
      <style:text-properties fo:language="en" fo:country="GB" officeooo:rsid="0052406d"/>
    </style:style>
    <style:style style:name="T15" style:family="text">
      <style:text-properties fo:language="en" fo:country="GB" officeooo:rsid="00542c79"/>
    </style:style>
    <style:style style:name="T16" style:family="text">
      <style:text-properties fo:language="en" fo:country="GB" officeooo:rsid="005ea225"/>
    </style:style>
    <style:style style:name="T17" style:family="text">
      <style:text-properties fo:language="en" fo:country="GB" officeooo:rsid="005f815a"/>
    </style:style>
    <style:style style:name="T18" style:family="text">
      <style:text-properties officeooo:rsid="0024d7c4"/>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style:font-name="Liberation Sans1" fo:font-size="10pt" fo:font-weight="normal" officeooo:rsid="00312952" style:font-size-asian="10pt" style:font-weight-asian="normal" style:font-size-complex="10pt" style:font-weight-complex="normal"/>
    </style:style>
    <style:style style:name="T23" style:family="text">
      <style:text-properties style:font-name="Liberation Sans1" fo:font-size="10pt" fo:font-weight="normal" officeooo:rsid="0033baa4" style:font-size-asian="10pt" style:font-weight-asian="normal" style:font-size-complex="10pt" style:font-weight-complex="normal"/>
    </style:style>
    <style:style style:name="T24" style:family="text">
      <style:text-properties fo:font-weight="normal" style:font-weight-asian="normal" style:font-weight-complex="normal"/>
    </style:style>
    <style:style style:name="T25" style:family="text">
      <style:text-properties fo:font-weight="normal" officeooo:rsid="00389f86" style:font-weight-asian="normal" style:font-weight-complex="normal"/>
    </style:style>
    <style:style style:name="T26" style:family="text">
      <style:text-properties fo:font-weight="normal" officeooo:rsid="0039c9db" style:font-weight-asian="normal" style:font-weight-complex="normal"/>
    </style:style>
    <style:style style:name="T27" style:family="text">
      <style:text-properties fo:font-weight="normal" officeooo:rsid="00427117" style:font-weight-asian="normal" style:font-weight-complex="normal"/>
    </style:style>
    <style:style style:name="T28" style:family="text">
      <style:text-properties officeooo:rsid="0039c9db"/>
    </style:style>
    <style:style style:name="T29" style:family="text">
      <style:text-properties officeooo:rsid="00427117"/>
    </style:style>
    <style:style style:name="T30" style:family="text">
      <style:text-properties officeooo:rsid="00445825"/>
    </style:style>
    <style:style style:name="T31" style:family="text">
      <style:text-properties officeooo:rsid="00447869"/>
    </style:style>
    <style:style style:name="T32" style:family="text">
      <style:text-properties officeooo:rsid="0054a51a"/>
    </style:style>
    <style:style style:name="T33" style:family="text">
      <style:text-properties officeooo:rsid="00556290"/>
    </style:style>
    <style:style style:name="T34" style:family="text">
      <style:text-properties officeooo:rsid="0056846f"/>
    </style:style>
    <style:style style:name="T35" style:family="text">
      <style:text-properties officeooo:rsid="005a32b1"/>
    </style:style>
    <style:style style:name="T36" style:family="text">
      <style:text-properties officeooo:rsid="005c14ad"/>
    </style:style>
    <style:style style:name="T37" style:family="text">
      <style:text-properties style:font-name="Calibri1" fo:language="en" fo:country="GB" fo:font-weight="normal" style:font-weight-asian="normal" style:font-weight-complex="normal"/>
    </style:style>
    <style:style style:name="T38" style:family="text">
      <style:text-properties style:font-name="Calibri1" fo:language="en" fo:country="GB" fo:font-weight="normal" officeooo:rsid="00798d85"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526cm" fo:text-indent="-0.635cm" fo:margin-left="1.5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1cm" fo:text-indent="-0.635cm" fo:margin-left="2.1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6cm" fo:text-indent="-0.635cm" fo:margin-left="2.7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1cm" fo:text-indent="-0.635cm" fo:margin-left="3.4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6cm" fo:text-indent="-0.635cm" fo:margin-left="4.0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1cm" fo:text-indent="-0.635cm" fo:margin-left="4.7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6cm" fo:text-indent="-0.635cm" fo:margin-left="5.3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1cm" fo:text-indent="-0.635cm" fo:margin-left="5.9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6cm" fo:text-indent="-0.635cm" fo:margin-left="6.6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1cm" fo:text-indent="-0.635cm" fo:margin-left="7.241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text:span text:style-name="T18">IPv6</text:span></text:h>
      <text:p text:style-name="P7"><text:span text:style-name="T2">IPv6 is the most recent version of the IP protocol </text:span><text:span text:style-name="T4">an important change from IPv4 is that IPv6 uses 128-bits for address space instead of the 32-bit address space of IPv4. </text:span><text:span text:style-name="T5">This is important since the IPv4 address pool </text:span><text:span text:style-name="T6">is all but</text:span><text:span text:style-name="T5"> exhausted. </text:span><text:span text:style-name="T7">IPv4 provides about 4.29 billion addresses which means that far from every person on earth can have a device with an IPv4 address. </text:span></text:p>
      <text:h text:style-name="Heading_20_2" text:outline-level="2"><text:span text:style-name="T7">I</text:span><text:span text:style-name="T2">Pv6 headers</text:span></text:h>
      <text:p text:style-name="P8"><text:span text:style-name="T2">The IPv6 </text:span><text:span text:style-name="T16">header</text:span><text:span text:style-name="T2"> is simpler than that of IPv4 which allows for faster processing. </text:span><text:span text:style-name="T9">The</text:span><text:span text:style-name="T2"> IPv6 </text:span><text:span text:style-name="T9">header is fixed in size at 40 bytes </text:span><text:span text:style-name="T16">(the IPv4 header has a maximum size of 60 bytes) </text:span><text:span text:style-name="T9">and </text:span><text:span text:style-name="T2">includes options as extension headers that are only there when actually used. </text:span><text:span text:style-name="T10">This makes the design easier to extend for future additions.</text:span></text:p>
      <table:table table:name="Table6" table:style-name="Table6">
        <table:table-column table:style-name="Table6.A"/>
        <table:table-column table:style-name="Table6.B"/>
        <table:table-column table:style-name="Table6.A"/>
        <table:table-column table:style-name="Table6.D"/>
        <table:table-row>
          <table:table-cell table:style-name="Table6.A1" office:value-type="string">
            <text:p text:style-name="P17">1 byte</text:p>
          </table:table-cell>
          <table:table-cell table:style-name="Table6.A1" office:value-type="string">
            <text:p text:style-name="P17">1 byte</text:p>
          </table:table-cell>
          <table:table-cell table:style-name="Table6.A1" office:value-type="string">
            <text:p text:style-name="P17">1 byte</text:p>
          </table:table-cell>
          <table:table-cell table:style-name="Table6.D1" office:value-type="string">
            <text:p text:style-name="P17">1 byte</text:p>
          </table:table-cell>
        </table:table-row>
        <table:table-row>
          <table:table-cell table:style-name="Table6.A2" office:value-type="string">
            <text:p text:style-name="P18">Version</text:p>
          </table:table-cell>
          <table:table-cell table:style-name="Table6.A2" office:value-type="string">
            <text:p text:style-name="P18">Traffic Class</text:p>
          </table:table-cell>
          <table:table-cell table:style-name="Table6.C2" table:number-columns-spanned="2" office:value-type="string">
            <text:p text:style-name="P18">Flow Label</text:p>
          </table:table-cell>
          <table:covered-table-cell/>
        </table:table-row>
        <table:table-row>
          <table:table-cell table:style-name="Table6.A2" table:number-columns-spanned="2" office:value-type="string">
            <text:p text:style-name="P18">Payload length</text:p>
          </table:table-cell>
          <table:covered-table-cell/>
          <table:table-cell table:style-name="Table6.A2" office:value-type="string">
            <text:p text:style-name="P18">Next Header</text:p>
          </table:table-cell>
          <table:table-cell table:style-name="Table6.C2" office:value-type="string">
            <text:p text:style-name="P18">Hop Limit</text:p>
          </table:table-cell>
        </table:table-row>
        <table:table-row>
          <table:table-cell table:style-name="Table6.C2" table:number-columns-spanned="4" office:value-type="string">
            <text:p text:style-name="P18">Source Address</text:p>
          </table:table-cell>
          <table:covered-table-cell/>
          <table:covered-table-cell/>
          <table:covered-table-cell/>
        </table:table-row>
        <table:table-row>
          <table:table-cell table:style-name="Table6.C2" table:number-columns-spanned="4" office:value-type="string">
            <text:p text:style-name="P16">Destination Address</text:p>
          </table:table-cell>
          <table:covered-table-cell/>
          <table:covered-table-cell/>
          <table:covered-table-cell/>
        </table:table-row>
      </table:table>
      <text:p text:style-name="P13">Illustration 1: The IPv6 fixed header format.</text:p>
      <text:p text:style-name="P12">Referring to Illustration 1 above this is a description of the header fields:</text:p>
      <text:list xml:id="list1855730283928397916" text:style-name="L1">
        <text:list-item>
          <text:p text:style-name="P27"><text:span text:style-name="T21">Version: </text:span>Protocol version number = 6.</text:p>
        </text:list-item>
        <text:list-item>
          <text:p text:style-name="P28"><text:span text:style-name="T21">Traffic Class:</text:span><text:span text:style-name="T24"> </text:span><text:span text:style-name="T22">The 6 most-significant bits are used fto classify packets. The remaining </text:span><text:span text:style-name="T23">2 </text:span><text:span text:style-name="T22">bits are used in order to signal impending congestion.</text:span></text:p>
        </text:list-item>
        <text:list-item>
          <text:p text:style-name="P28"><text:span text:style-name="T21">Flow Label: </text:span><text:span text:style-name="T25">Used to label sequences of packages that are to be treated the same way by allowing for more efficient processing by routers.</text:span></text:p>
        </text:list-item>
        <text:list-item>
          <text:p text:style-name="P28"><text:span text:style-name="T21">Payload Length: </text:span><text:span text:style-name="T26">Length of the payload </text:span><text:span text:style-name="T27">limited to 64K y the size of this field. IPv6 can use an extension called Jumbo frames to send larger payloads. </text:span><text:span text:style-name="T28">The length counts everything after the fixed header, included the extension headers.</text:span></text:p>
        </text:list-item>
        <text:list-item>
          <text:p text:style-name="P29">Next Header:</text:p>
          <text:list>
            <text:list-item>
              <text:p text:style-name="P30">If the next header is UDP or TCP, this field will contain the same protocol numbers as in IPv4, for example, protocol number 6 for TCP or 17 for UDP. <text:span text:style-name="T29">The protocol numbers are available through IANA at </text:span><text:a xlink:type="simple" xlink:href="https://www.iana.org/assignments/protocol-numbers/" text:style-name="Internet_20_link" text:visited-style-name="Visited_20_Internet_20_Link"><text:span text:style-name="T29">https://www.iana.org/assignments/protocol-numbers/</text:span></text:a></text:p>
            </text:list-item>
            <text:list-item>
              <text:p text:style-name="P31">If extension headers are used, this is the type of the next extension header.</text:p>
            </text:list-item>
          </text:list>
        </text:list-item>
        <text:list-item>
          <text:p text:style-name="P28"><text:soft-page-break/><text:span text:style-name="T21">Hop Limit: </text:span>Decremented by 1 by each node that forwards the packet. The packet is discarded if Hop Limit is decremented to zero.</text:p>
        </text:list-item>
        <text:list-item>
          <text:p text:style-name="P28"><text:span text:style-name="T21">Source Address: </text:span>128-bit address of the <text:span text:style-name="T29">source</text:span> of the packet.</text:p>
        </text:list-item>
        <text:list-item>
          <text:p text:style-name="P28"><text:span text:style-name="T21">Destination Address: </text:span>128-bit address of the intended recipient of the packet, <text:span text:style-name="T30">this might be the ultimate recipient</text:span> if a Routing header is present.</text:p>
        </text:list-item>
      </text:list>
      <text:p text:style-name="P9">Below is an illustration of the extension headers and payloads <text:span text:style-name="T30">organisation</text:span>, coming after the fixed IPv6 header.</text:p>
      <table:table table:name="Table1" table:style-name="Table1">
        <table:table-column table:style-name="Table1.A"/>
        <table:table-column table:style-name="Table1.B"/>
        <table:table-column table:style-name="Table1.A" table:number-columns-repeated="2"/>
        <table:table-column table:style-name="Table1.E"/>
        <table:table-row table:style-name="Table1.1">
          <table:table-cell table:style-name="Table1.A1" office:value-type="string">
            <text:p text:style-name="P15">Fixed header</text:p>
          </table:table-cell>
          <table:table-cell table:style-name="Table1.A1" office:value-type="string">
            <text:p text:style-name="P15">Extension header 1</text:p>
          </table:table-cell>
          <table:table-cell table:style-name="Table1.A1" office:value-type="string">
            <text:p text:style-name="P15">Extension header ...</text:p>
          </table:table-cell>
          <table:table-cell table:style-name="Table1.A1" office:value-type="string">
            <text:p text:style-name="P15">Extension header <text:span text:style-name="T20">N</text:span></text:p>
          </table:table-cell>
          <table:table-cell table:style-name="Table1.E1" office:value-type="string">
            <text:p text:style-name="P15">Payload</text:p>
          </table:table-cell>
        </table:table-row>
      </table:table>
      <text:p text:style-name="P14">Illustration 2: IPv6 fixed, and extension -header followed by the payload.</text:p>
      <text:h text:style-name="P25" text:outline-level="2">IPv6 addressing</text:h>
      <text:p text:style-name="P10"><text:span text:style-name="T7">IPv6 addresses </text:span><text:span text:style-name="T11">are either</text:span><text:span text:style-name="T7"> unicast, anycast, </text:span><text:span text:style-name="T11">or</text:span><text:span text:style-name="T7"> multicast address</text:span><text:span text:style-name="T11">es</text:span></text:p>
      <text:list xml:id="list1418217171895910386" text:style-name="L2">
        <text:list-item>
          <text:p text:style-name="P42"><text:span text:style-name="T31">Unicast addresses identify a single network interface and the IP packages will be sent to that interface</text:span>. </text:p>
        </text:list-item>
        <text:list-item>
          <text:p text:style-name="P43">Anycast addresses are assigned to a group of interfaces. Anycast addresses has the same format as unicast addresses and differ only by the fact that they are present on more than one interface in the network. An anycast packet is delivered to one member, typically the nearest host according to the routing protocols definition.</text:p>
        </text:list-item>
        <text:list-item>
          <text:p text:style-name="P32">Multicast addresses are assigned to a group of interfaces, each member processes a message send to a multicast address.</text:p>
        </text:list-item>
      </text:list>
      <text:p text:style-name="P19"><text:span text:style-name="T7">An IPv6 address has 128 bits </text:span><text:span text:style-name="T2">and</text:span><text:span text:style-name="T7"> addre</text:span><text:span text:style-name="T2">s</text:span><text:span text:style-name="T7">s is divided into eight 16-bit hexadecimal blocks</text:span></text:p>
      <text:p text:style-name="P22">separated by colons. For example:</text:p>
      <text:p text:style-name="P19"><text:span text:style-name="T7">2001:0DB8:0000:</text:span><text:span text:style-name="T12">0000:</text:span><text:span text:style-name="T7">0</text:span><text:span text:style-name="T2">0C0</text:span><text:span text:style-name="T7">:</text:span><text:span text:style-name="T2">FEFE</text:span><text:span text:style-name="T7">:</text:span><text:span text:style-name="T2">BADA:5500</text:span></text:p>
      <text:p text:style-name="P23">There are some rules for shortening addresses like this:</text:p>
      <text:list xml:id="list6108519463030265850" text:style-name="L3">
        <text:list-item>
          <text:p text:style-name="P47">Leading zeroes can be skipped.</text:p>
          <text:list>
            <text:list-item>
              <text:p text:style-name="P48"><text:span text:style-name="T7">2001:DB8:</text:span><text:span text:style-name="T13">0:0</text:span><text:span text:style-name="T12">:</text:span><text:span text:style-name="T2">C0</text:span><text:span text:style-name="T7">:</text:span><text:span text:style-name="T2">FEFE</text:span><text:span text:style-name="T7">:</text:span><text:span text:style-name="T2">BADA:5500</text:span></text:p>
            </text:list-item>
          </text:list>
        </text:list-item>
        <text:list-item>
          <text:p text:style-name="P49"><text:span text:style-name="T2">A double colon can replace a string of consecutive zeroes in more than one 16-bit address </text:span><text:span text:style-name="T14">block</text:span><text:span text:style-name="T2">, but a </text:span><text:span text:style-name="T14">double</text:span><text:span text:style-name="T2"> colon can only be used once in the address</text:span></text:p>
          <text:list>
            <text:list-item>
              <text:p text:style-name="P47">2001.DB8::C0:FEFE:BADA:5500</text:p>
            </text:list-item>
          </text:list>
        </text:list-item>
      </text:list>
      <text:p text:style-name="P21"><text:span text:style-name="T7">B</text:span><text:span text:style-name="T2">ec</text:span><text:span text:style-name="T16">a</text:span><text:span text:style-name="T2">use of the transition from IPv4 to IPv6, </text:span><text:span text:style-name="T16">still in progress,</text:span><text:span text:style-name="T2"> a special syntax has been introduced where the least 32 bits of an address can be written in the familiar dot notation of IPv4:</text:span></text:p>
      <text:p text:style-name="P20"><text:span text:style-name="T7">::ffff:c000:0280 </text:span><text:span text:style-name="T15">and </text:span><text:span text:style-name="T7">::ffff:192.0.2.128 </text:span><text:span text:style-name="T15">is the same, but the second form will be more recognisable if you have ever worked with IPv4.</text:span></text:p>
      <text:h text:style-name="Heading_20_3" text:outline-level="3"><text:soft-page-break/><text:span text:style-name="T7">S</text:span><text:span text:style-name="T2">pecial addresses</text:span></text:h>
      <text:list xml:id="list3645531342409027572" text:style-name="L4">
        <text:list-item>
          <text:p text:style-name="P33">::/<text:span text:style-name="T35">127 – Is for point to point connections like the IPv4 /30 prefix. In IPv6 there is no need for the broadcast and network address.</text:span></text:p>
        </text:list-item>
        <text:list-item>
          <text:p text:style-name="P33">::/128 –<text:span text:style-name="T32"> The unspecified address that corresponds to the IPv4 0.0.0..0/32 address. This address must never be assigned to an interface, but is for instance used to get software to listen for incoming connections on all interfaces</text:span></text:p>
        </text:list-item>
      </text:list>
      <text:list xml:id="list4578013078276627851" text:style-name="L5">
        <text:list-item>
          <text:p text:style-name="P34">::/0 <text:span text:style-name="T33">-</text:span> The default route address <text:span text:style-name="T33">that </text:span>correspond<text:span text:style-name="T33">s</text:span> to <text:span text:style-name="T33">the IPv4 </text:span>0.0.0.0/0 in IPv4. </text:p>
        </text:list-item>
      </text:list>
      <text:list xml:id="list1175940254574365636" text:style-name="L6">
        <text:list-item>
          <text:p text:style-name="P44">::1/128 – <text:span text:style-name="T33">The loopback address</text:span>. </text:p>
        </text:list-item>
        <text:list-item>
          <text:p text:style-name="P35"><text:span text:style-name="T36">f</text:span>e80::/10 –<text:span text:style-name="T33"> This is a link-local address and compares to the auto-configuration type address of IPv4. The last 64 bits are usually chosen as the interface hardware address in modified EUI-64 format, basically adding ff:ee in the middle of the 48-bit MAC address. </text:span>Addresses in the link-local prefix are only valid and unique on a single link. </text:p>
        </text:list-item>
      </text:list>
      <text:list xml:id="list7745289685040275078" text:style-name="L7">
        <text:list-item>
          <text:p text:style-name="P36"><text:span text:style-name="T36">f</text:span>c00::/7 <text:span text:style-name="T33">- </text:span>Unique local addresses (ULAs), <text:span text:style-name="T33">t</text:span>hese addresses are comparable to IPv4 private addresses (10.0.0.0/8, 172.16.0.0/12 and 192.168.0.0/16). <text:span text:style-name="T34">Like their IPv4 counterparts </text:span>t<text:span text:style-name="T34">h</text:span>ey are routable only within a set of cooperating sites. <text:span text:style-name="T34">There are provisions in this range for doing addresses that will most likely not clash when merging more networks.</text:span></text:p>
        </text:list-item>
      </text:list>
      <text:list xml:id="list4409181353163921567" text:style-name="L8">
        <text:list-item>
          <text:p text:style-name="P45">::ffff:0:0/96 <text:span text:style-name="T34">-</text:span> This prefix is designated as an <text:span text:style-name="T19">IPv4-mapped IPv6 address</text:span>.</text:p>
        </text:list-item>
        <text:list-item>
          <text:p text:style-name="P37">64:ff9b::/96 <text:span text:style-name="T34">- </text:span>Addresses with this prefix are used for automatic IPv4/IPv6 translation.</text:p>
        </text:list-item>
      </text:list>
      <text:list xml:id="list5158846722038092980" text:style-name="L9">
        <text:list-item>
          <text:p text:style-name="P38">2002::/16 <text:span text:style-name="T34">-</text:span> This prefix is used for 6to4 addressing.</text:p>
        </text:list-item>
      </text:list>
      <text:list xml:id="list1829339061582248000" text:style-name="L10">
        <text:list-item>
          <text:p text:style-name="P46">2001::/32 — Used for <text:span text:style-name="T24">Teredo</text:span> <text:span text:style-name="T34">tunneling,</text:span> a transition technology that gives full IPv6 connectivity for IPv6-capable hosts that are on the IPv4 Internet, <text:span text:style-name="T34">it functions from behind NAT devices.</text:span></text:p>
        </text:list-item>
      </text:list>
      <text:list xml:id="list8956407067169903719" text:style-name="L11">
        <text:list-item>
          <text:p text:style-name="P39">2001:db8::/32 — This prefix is used in documentation.</text:p>
        </text:list-item>
      </text:list>
      <text:p text:style-name="P11"/>
      <text:h text:style-name="Heading_20_2" text:outline-level="2">Juniper configuration.</text:h>
      <text:p text:style-name="P41"><text:span text:style-name="T38">(</text:span><text:span text:style-name="T37">The full configuration is in the appendix)</text:span></text:p>
      <text:p text:style-name="P40">This is a basic configuration setting IPv6 addresses on a logical tunnel.</text:p>
      <text:p text:style-name="P2">interfaces {</text:p>
      <text:p text:style-name="P2"><text:s text:c="4"/>lt-0/0/0 {</text:p>
      <text:p text:style-name="P2"><text:s text:c="8"/>#vSRX-1</text:p>
      <text:p text:style-name="P2"><text:s text:c="8"/>unit 11 {</text:p>
      <text:p text:style-name="P2"><text:s text:c="12"/>encapsulation ethernet;</text:p>
      <text:p text:style-name="P2"><text:s text:c="12"/>peer-unit 21;</text:p>
      <text:p text:style-name="P6"><text:soft-page-break/>The inet6 family tells the SRX to use the inet6 routing table.</text:p>
      <text:p text:style-name="P2"><text:s text:c="12"/>family inet6 {</text:p>
      <text:p text:style-name="P2"><text:s text:c="16"/>address fdaa:dead:beef:1::1/127;</text:p>
      <text:p text:style-name="P2"><text:s text:c="12"/>}</text:p>
      <text:p text:style-name="P2"><text:s text:c="8"/>}</text:p>
      <text:p text:style-name="P2"><text:s text:c="8"/>#vSRX-2</text:p>
      <text:p text:style-name="P2"><text:s text:c="8"/>unit 21 {</text:p>
      <text:p text:style-name="P2"><text:s text:c="12"/>encapsulation ethernet;</text:p>
      <text:p text:style-name="P2"><text:s text:c="12"/>peer-unit 11;</text:p>
      <text:p text:style-name="P2"><text:s text:c="12"/>family inet6 {</text:p>
      <text:p text:style-name="P2"><text:s text:c="16"/>address fdaa:dead:beef:1::1/127;</text:p>
      <text:p text:style-name="P2"><text:s text:c="12"/>}</text:p>
      <text:p text:style-name="P2"><text:s text:c="8"/>}</text:p>
      <text:p text:style-name="P2"><text:s text:c="4"/>}</text:p>
      <text:h text:style-name="P24" text:outline-level="2">Sources: </text:h>
      <text:p text:style-name="P1"><text:span text:style-name="T3">Wikipedia - </text:span><text:bookmark text:name="firstHeading"/><text:span text:style-name="T2">Open Shortest Path First </text:span><text:span text:style-name="T3">- </text:span><text:a xlink:type="simple" xlink:href="https://en.wikipedia.org/wiki/Open_Shortest_Path_First" text:style-name="Internet_20_link" text:visited-style-name="Visited_20_Internet_20_Link"><text:span text:style-name="T2">https://en.wikipedia.org/wiki/Open_Shortest_Path_First</text:span></text:a></text:p>
      <text:p text:style-name="P4"><text:span text:style-name="T8">The Internet Engineering Task Force – RFC2460 - </text:span><text:a xlink:type="simple" xlink:href="https://tools.ietf.org/html/rfc2460" text:style-name="Internet_20_link" text:visited-style-name="Visited_20_Internet_20_Link"><text:span text:style-name="T8">https://tools.ietf.org/html/rfc2460</text:span></text:a></text:p>
      <text:p text:style-name="P5"><text:span text:style-name="T8">I</text:span><text:span text:style-name="T2">ANA – Protocol number</text:span><text:span text:style-name="T17">s</text:span><text:span text:style-name="T2"> - </text:span><text:a xlink:type="simple" xlink:href="https://www.iana.org/assignments/protocol-numbers/protocol-numbers.xhtml" text:style-name="Internet_20_link" text:visited-style-name="Visited_20_Internet_20_Link"><text:span text:style-name="T2">https://www.iana.org/assignments/protocol-numbers/protocol-numbers.xhtml</text:span></text:a></text:p>
      <text:p text:style-name="P3"><text:span text:style-name="T1">EAL - IPv6 Essentials Addressing</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1" svg:font-family="'Courier New'" style:font-pitch="fixed"/>
    <style:font-face style:name="Courier New" svg:font-family="'Courier New'" style:font-family-generic="modern" style:font-pitch="fixed"/>
    <style:font-face style:name="Liberation Mono" svg:font-family="'Liberation Mono'" style:font-family-generic="modern" style:font-pitch="fixed"/>
    <style:font-face style:name="Calibri1" svg:font-family="Calibri" style:font-pitch="variable"/>
    <style:font-face style:name="Liberation Sans1" svg:font-family="'Liberation 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GB"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ny" style:family="paragraph">
      <style:paragraph-properties fo:hyphenation-ladder-count="no-limit"/>
      <style:text-properties fo:hyphenate="false"/>
    </style:style>
    <style:style style:name="Table_20_Contents" style:display-name="Table Contents" style:family="paragraph" style:parent-style-name="Standard" style:class="extra">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Domyślna_20_czcionka_20_akapitu" style:display-name="Domyślna czcionka akapitu"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499cm" fo:margin-bottom="2.49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Linux_X86_64 LibreOffice_project/20m0$Build-2</meta:generator>
    <dc:title/>
    <dc:description/>
    <dc:subject/>
    <meta:initial-creator>Michał Skórczewski</meta:initial-creator>
    <dc:creator>Martin Grønholdt</dc:creator>
    <meta:creation-date>2017-05-29T11:21:00Z</meta:creation-date>
    <dc:date>2017-06-03T00:23:18.063572595</dc:date>
    <meta:editing-cycles>31</meta:editing-cycles>
    <meta:editing-duration>PT3H45M</meta:editing-duration>
    <meta:document-statistic meta:table-count="2" meta:image-count="0" meta:object-count="0" meta:page-count="4" meta:paragraph-count="90" meta:word-count="1012" meta:character-count="6430" meta:non-whitespace-character-count="5337"/>
    <meta:template xlink:type="simple" xlink:actuate="onRequest" xlink:title="" xlink:href="../ospf.odt/Normal.dotm"/>
  </office:meta>
</office:document-meta>
</file>